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1022" table:default-cell-style-name="Default"/>
        <table:table-row table:style-name="ro1">
          <table:table-cell office:value-type="float" office:value="2000" calcext:value-type="float">
            <text:p>20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([.A1]*[.B1]*[.C1]);[.A1])" office:value-type="float" office:value="2084" calcext:value-type="float">
            <text:p>2084</text:p>
          </table:table-cell>
          <table:table-cell table:number-columns-repeated="1019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7.5" calcext:value-type="float">
            <text:p>7.5</text:p>
          </table:table-cell>
          <table:table-cell/>
          <table:table-cell table:formula="of:=SUM(([.A2]*[.B2]*[.C2]);[.A2])" office:value-type="float" office:value="2299" calcext:value-type="float">
            <text:p>2299</text:p>
          </table:table-cell>
          <table:table-cell table:number-columns-repeated="1019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(([.A3]*[.B3]*[.C3]);[.A3])" office:value-type="float" office:value="2515.2" calcext:value-type="float">
            <text:p>2515.2</text:p>
          </table:table-cell>
          <table:table-cell table:number-columns-repeated="1019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8.5" calcext:value-type="float">
            <text:p>8.5</text:p>
          </table:table-cell>
          <table:table-cell/>
          <table:table-cell table:formula="of:=SUM(([.A4]*[.B4]*[.C4]);[.A4])" office:value-type="float" office:value="2732.6" calcext:value-type="float">
            <text:p>2732.6</text:p>
          </table:table-cell>
          <table:table-cell table:number-columns-repeated="1019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9" calcext:value-type="float">
            <text:p>9</text:p>
          </table:table-cell>
          <table:table-cell/>
          <table:table-cell table:formula="of:=SUM(([.A5]*[.B5]*[.C5]);[.A5])" office:value-type="float" office:value="2951.2" calcext:value-type="float">
            <text:p>2951.2</text:p>
          </table:table-cell>
          <table:table-cell table:number-columns-repeated="1019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9.5" calcext:value-type="float">
            <text:p>9.5</text:p>
          </table:table-cell>
          <table:table-cell/>
          <table:table-cell table:formula="of:=SUM(([.A6]*[.B6]*[.C6]);[.A6])" office:value-type="float" office:value="3171" calcext:value-type="float">
            <text:p>3171</text:p>
          </table:table-cell>
          <table:table-cell table:number-columns-repeated="1019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([.A7]*[.B7]*[.C7]);[.A7])" office:value-type="float" office:value="3392" calcext:value-type="float">
            <text:p>3392</text:p>
          </table:table-cell>
          <table:table-cell table:number-columns-repeated="1019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0.5" calcext:value-type="float">
            <text:p>10.5</text:p>
          </table:table-cell>
          <table:table-cell/>
          <table:table-cell table:formula="of:=SUM(([.A8]*[.B8]*[.C8]);[.A8])" office:value-type="float" office:value="3614.2" calcext:value-type="float">
            <text:p>3614.2</text:p>
          </table:table-cell>
          <table:table-cell table:number-columns-repeated="1019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([.A9]*[.B9]*[.C9]);[.A9])" office:value-type="float" office:value="3837.6" calcext:value-type="float">
            <text:p>3837.6</text:p>
          </table:table-cell>
          <table:table-cell table:number-columns-repeated="1019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1.5" calcext:value-type="float">
            <text:p>11.5</text:p>
          </table:table-cell>
          <table:table-cell/>
          <table:table-cell table:formula="of:=SUM(([.A10]*[.B10]*[.C10]);[.A10])" office:value-type="float" office:value="4062.2" calcext:value-type="float">
            <text:p>4062.2</text:p>
          </table:table-cell>
          <table:table-cell table:number-columns-repeated="1019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2" calcext:value-type="float">
            <text:p>12</text:p>
          </table:table-cell>
          <table:table-cell/>
          <table:table-cell table:formula="of:=SUM(([.A11]*[.B11]*[.C11]);[.A11])" office:value-type="float" office:value="4288" calcext:value-type="float">
            <text:p>4288</text:p>
          </table:table-cell>
          <table:table-cell table:number-columns-repeated="1019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2.5" calcext:value-type="float">
            <text:p>12.5</text:p>
          </table:table-cell>
          <table:table-cell/>
          <table:table-cell table:formula="of:=SUM(([.A12]*[.B12]*[.C12]);[.A12])" office:value-type="float" office:value="4515" calcext:value-type="float">
            <text:p>4515</text:p>
          </table:table-cell>
          <table:table-cell table:number-columns-repeated="1019"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3" calcext:value-type="float">
            <text:p>13</text:p>
          </table:table-cell>
          <table:table-cell/>
          <table:table-cell table:formula="of:=SUM(([.A13]*[.B13]*[.C13]);[.A13])" office:value-type="float" office:value="4743.2" calcext:value-type="float">
            <text:p>4743.2</text:p>
          </table:table-cell>
          <table:table-cell table:number-columns-repeated="1019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3.5" calcext:value-type="float">
            <text:p>13.5</text:p>
          </table:table-cell>
          <table:table-cell/>
          <table:table-cell table:formula="of:=SUM(([.A14]*[.B14]*[.C14]);[.A14])" office:value-type="float" office:value="4972.6" calcext:value-type="float">
            <text:p>4972.6</text:p>
          </table:table-cell>
          <table:table-cell table:number-columns-repeated="1019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4" calcext:value-type="float">
            <text:p>14</text:p>
          </table:table-cell>
          <table:table-cell/>
          <table:table-cell table:formula="of:=SUM(([.A15]*[.B15]*[.C15]);[.A15])" office:value-type="float" office:value="5203.2" calcext:value-type="float">
            <text:p>5203.2</text:p>
          </table:table-cell>
          <table:table-cell table:number-columns-repeated="1019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4.5" calcext:value-type="float">
            <text:p>14.5</text:p>
          </table:table-cell>
          <table:table-cell/>
          <table:table-cell table:formula="of:=SUM(([.A16]*[.B16]*[.C16]);[.A16])" office:value-type="float" office:value="5435" calcext:value-type="float">
            <text:p>5435</text:p>
          </table:table-cell>
          <table:table-cell table:number-columns-repeated="1019"/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UM(([.A17]*[.B17]*[.C17]);[.A17])" office:value-type="float" office:value="5668" calcext:value-type="float">
            <text:p>5668</text:p>
          </table:table-cell>
          <table:table-cell table:number-columns-repeated="1019"/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5.5" calcext:value-type="float">
            <text:p>15.5</text:p>
          </table:table-cell>
          <table:table-cell/>
          <table:table-cell table:formula="of:=SUM(([.A18]*[.B18]*[.C18]);[.A18])" office:value-type="float" office:value="5902.2" calcext:value-type="float">
            <text:p>5902.2</text:p>
          </table:table-cell>
          <table:table-cell table:number-columns-repeated="1019"/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6" calcext:value-type="float">
            <text:p>16</text:p>
          </table:table-cell>
          <table:table-cell/>
          <table:table-cell table:formula="of:=SUM(([.A19]*[.B19]*[.C19]);[.A19])" office:value-type="float" office:value="6137.6" calcext:value-type="float">
            <text:p>6137.6</text:p>
          </table:table-cell>
          <table:table-cell table:number-columns-repeated="1019"/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6.5" calcext:value-type="float">
            <text:p>16.5</text:p>
          </table:table-cell>
          <table:table-cell/>
          <table:table-cell table:formula="of:=SUM(([.A20]*[.B20]*[.C20]);[.A20])" office:value-type="float" office:value="6374.2" calcext:value-type="float">
            <text:p>6374.2</text:p>
          </table:table-cell>
          <table:table-cell table:number-columns-repeated="1019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7" calcext:value-type="float">
            <text:p>17</text:p>
          </table:table-cell>
          <table:table-cell/>
          <table:table-cell table:formula="of:=SUM(([.A21]*[.B21]*[.C21]);[.A21])" office:value-type="float" office:value="6612" calcext:value-type="float">
            <text:p>6612</text:p>
          </table:table-cell>
          <table:table-cell table:number-columns-repeated="1019"/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7.5" calcext:value-type="float">
            <text:p>17.5</text:p>
          </table:table-cell>
          <table:table-cell/>
          <table:table-cell table:formula="of:=SUM(([.A22]*[.B22]*[.C22]);[.A22])" office:value-type="float" office:value="6851" calcext:value-type="float">
            <text:p>6851</text:p>
          </table:table-cell>
          <table:table-cell table:number-columns-repeated="1019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([.A23]*[.B23]*[.C23]);[.A23])" office:value-type="float" office:value="7091.2" calcext:value-type="float">
            <text:p>7091.2</text:p>
          </table:table-cell>
          <table:table-cell table:number-columns-repeated="1019"/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8.5" calcext:value-type="float">
            <text:p>18.5</text:p>
          </table:table-cell>
          <table:table-cell/>
          <table:table-cell table:formula="of:=SUM(([.A24]*[.B24]*[.C24]);[.A24])" office:value-type="float" office:value="7332.6" calcext:value-type="float">
            <text:p>7332.6</text:p>
          </table:table-cell>
          <table:table-cell table:number-columns-repeated="1019"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9" calcext:value-type="float">
            <text:p>19</text:p>
          </table:table-cell>
          <table:table-cell/>
          <table:table-cell table:formula="of:=SUM(([.A25]*[.B25]*[.C25]);[.A25])" office:value-type="float" office:value="7575.2" calcext:value-type="float">
            <text:p>7575.2</text:p>
          </table:table-cell>
          <table:table-cell table:number-columns-repeated="1019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9.5" calcext:value-type="float">
            <text:p>19.5</text:p>
          </table:table-cell>
          <table:table-cell/>
          <table:table-cell table:formula="of:=SUM(([.A26]*[.B26]*[.C26]);[.A26])" office:value-type="float" office:value="7819" calcext:value-type="float">
            <text:p>7819</text:p>
          </table:table-cell>
          <table:table-cell table:number-columns-repeated="1019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M(([.A27]*[.B27]*[.C27]);[.A27])" office:value-type="float" office:value="8064" calcext:value-type="float">
            <text:p>8064</text:p>
          </table:table-cell>
          <table:table-cell table:number-columns-repeated="1019"/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20.5" calcext:value-type="float">
            <text:p>20.5</text:p>
          </table:table-cell>
          <table:table-cell/>
          <table:table-cell table:formula="of:=SUM(([.A28]*[.B28]*[.C28]);[.A28])" office:value-type="float" office:value="8310.2" calcext:value-type="float">
            <text:p>8310.2</text:p>
          </table:table-cell>
          <table:table-cell table:number-columns-repeated="1019"/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21" calcext:value-type="float">
            <text:p>21</text:p>
          </table:table-cell>
          <table:table-cell/>
          <table:table-cell table:formula="of:=SUM(([.A29]*[.B29]*[.C29]);[.A29])" office:value-type="float" office:value="8557.6" calcext:value-type="float">
            <text:p>8557.6</text:p>
          </table:table-cell>
          <table:table-cell table:number-columns-repeated="1019"/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21.5" calcext:value-type="float">
            <text:p>21.5</text:p>
          </table:table-cell>
          <table:table-cell/>
          <table:table-cell table:formula="of:=SUM(([.A30]*[.B30]*[.C30]);[.A30])" office:value-type="float" office:value="8806.2" calcext:value-type="float">
            <text:p>8806.2</text:p>
          </table:table-cell>
          <table:table-cell table:number-columns-repeated="1019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22" calcext:value-type="float">
            <text:p>22</text:p>
          </table:table-cell>
          <table:table-cell/>
          <table:table-cell table:formula="of:=SUM(([.A31]*[.B31]*[.C31]);[.A31])" office:value-type="float" office:value="9056" calcext:value-type="float">
            <text:p>9056</text:p>
          </table:table-cell>
          <table:table-cell table:number-columns-repeated="1019"/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22.5" calcext:value-type="float">
            <text:p>22.5</text:p>
          </table:table-cell>
          <table:table-cell/>
          <table:table-cell table:formula="of:=SUM(([.A32]*[.B32]*[.C32]);[.A32])" office:value-type="float" office:value="9307" calcext:value-type="float">
            <text:p>9307</text:p>
          </table:table-cell>
          <table:table-cell table:number-columns-repeated="1019"/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23" calcext:value-type="float">
            <text:p>23</text:p>
          </table:table-cell>
          <table:table-cell/>
          <table:table-cell table:formula="of:=SUM(([.A33]*[.B33]*[.C33]);[.A33])" office:value-type="float" office:value="9559.2" calcext:value-type="float">
            <text:p>9559.2</text:p>
          </table:table-cell>
          <table:table-cell table:number-columns-repeated="1019"/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23.5" calcext:value-type="float">
            <text:p>23.5</text:p>
          </table:table-cell>
          <table:table-cell/>
          <table:table-cell table:formula="of:=SUM(([.A34]*[.B34]*[.C34]);[.A34])" office:value-type="float" office:value="9812.6" calcext:value-type="float">
            <text:p>9812.6</text:p>
          </table:table-cell>
          <table:table-cell table:number-columns-repeated="1019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24" calcext:value-type="float">
            <text:p>24</text:p>
          </table:table-cell>
          <table:table-cell/>
          <table:table-cell table:formula="of:=SUM(([.A35]*[.B35]*[.C35]);[.A35])" office:value-type="float" office:value="10067.2" calcext:value-type="float">
            <text:p>10067.2</text:p>
          </table:table-cell>
          <table:table-cell table:number-columns-repeated="1019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24.5" calcext:value-type="float">
            <text:p>24.5</text:p>
          </table:table-cell>
          <table:table-cell/>
          <table:table-cell table:formula="of:=SUM(([.A36]*[.B36]*[.C36]);[.A36])" office:value-type="float" office:value="10323" calcext:value-type="float">
            <text:p>10323</text:p>
          </table:table-cell>
          <table:table-cell table:number-columns-repeated="1019"/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UM(([.A37]*[.B37]*[.C37]);[.A37])" office:value-type="float" office:value="10580" calcext:value-type="float">
            <text:p>10580</text:p>
          </table:table-cell>
          <table:table-cell table:number-columns-repeated="1019"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25.5" calcext:value-type="float">
            <text:p>25.5</text:p>
          </table:table-cell>
          <table:table-cell/>
          <table:table-cell table:formula="of:=SUM(([.A38]*[.B38]*[.C38]);[.A38])" office:value-type="float" office:value="10838.2" calcext:value-type="float">
            <text:p>10838.2</text:p>
          </table:table-cell>
          <table:table-cell table:number-columns-repeated="1019"/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26" calcext:value-type="float">
            <text:p>26</text:p>
          </table:table-cell>
          <table:table-cell/>
          <table:table-cell table:formula="of:=SUM(([.A39]*[.B39]*[.C39]);[.A39])" office:value-type="float" office:value="11097.6" calcext:value-type="float">
            <text:p>11097.6</text:p>
          </table:table-cell>
          <table:table-cell table:number-columns-repeated="1019"/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26.5" calcext:value-type="float">
            <text:p>26.5</text:p>
          </table:table-cell>
          <table:table-cell/>
          <table:table-cell table:formula="of:=SUM(([.A40]*[.B40]*[.C40]);[.A40])" office:value-type="float" office:value="11358.2" calcext:value-type="float">
            <text:p>11358.2</text:p>
          </table:table-cell>
          <table:table-cell table:number-columns-repeated="1019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27" calcext:value-type="float">
            <text:p>27</text:p>
          </table:table-cell>
          <table:table-cell/>
          <table:table-cell table:formula="of:=SUM(([.A41]*[.B41]*[.C41]);[.A41])" office:value-type="float" office:value="11620" calcext:value-type="float">
            <text:p>11620</text:p>
          </table:table-cell>
          <table:table-cell table:number-columns-repeated="1019"/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27.5" calcext:value-type="float">
            <text:p>27.5</text:p>
          </table:table-cell>
          <table:table-cell/>
          <table:table-cell table:formula="of:=SUM(([.A42]*[.B42]*[.C42]);[.A42])" office:value-type="float" office:value="11883" calcext:value-type="float">
            <text:p>11883</text:p>
          </table:table-cell>
          <table:table-cell table:number-columns-repeated="1019"/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28" calcext:value-type="float">
            <text:p>28</text:p>
          </table:table-cell>
          <table:table-cell/>
          <table:table-cell table:formula="of:=SUM(([.A43]*[.B43]*[.C43]);[.A43])" office:value-type="float" office:value="12147.2" calcext:value-type="float">
            <text:p>12147.2</text:p>
          </table:table-cell>
          <table:table-cell table:number-columns-repeated="1019"/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1022" table:default-cell-style-name="Default"/>
        <table:table-row table:style-name="ro1">
          <table:table-cell office:value-type="float" office:value="2000" calcext:value-type="float">
            <text:p>20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7" calcext:value-type="float">
            <text:p>7</text:p>
          </table:table-cell>
          <table:table-cell table:formula="of:=[.C1]*20" office:value-type="float" office:value="140" calcext:value-type="float">
            <text:p>140</text:p>
          </table:table-cell>
          <table:table-cell table:formula="of:=SUM(([.A1]*[.B1]*[.C1]);[.A1])" office:value-type="float" office:value="2084" calcext:value-type="float">
            <text:p>2084</text:p>
          </table:table-cell>
          <table:table-cell table:number-columns-repeated="1019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7.5" calcext:value-type="float">
            <text:p>7.5</text:p>
          </table:table-cell>
          <table:table-cell table:formula="of:=[.C2]*20" office:value-type="float" office:value="150" calcext:value-type="float">
            <text:p>150</text:p>
          </table:table-cell>
          <table:table-cell table:formula="of:=SUM(([.A2]*[.B2]*[.C2]);[.A2];[.D1])" office:value-type="float" office:value="2439" calcext:value-type="float">
            <text:p>2439</text:p>
          </table:table-cell>
          <table:table-cell table:number-columns-repeated="1019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8" calcext:value-type="float">
            <text:p>8</text:p>
          </table:table-cell>
          <table:table-cell table:formula="of:=[.C3]*20" office:value-type="float" office:value="160" calcext:value-type="float">
            <text:p>160</text:p>
          </table:table-cell>
          <table:table-cell table:formula="of:=SUM(([.A3]*[.B3]*[.C3]);[.A3];[.D2])" office:value-type="float" office:value="2665.2" calcext:value-type="float">
            <text:p>2665.2</text:p>
          </table:table-cell>
          <table:table-cell table:number-columns-repeated="1019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8.5" calcext:value-type="float">
            <text:p>8.5</text:p>
          </table:table-cell>
          <table:table-cell table:formula="of:=[.C4]*20" office:value-type="float" office:value="170" calcext:value-type="float">
            <text:p>170</text:p>
          </table:table-cell>
          <table:table-cell table:formula="of:=SUM(([.A4]*[.B4]*[.C4]);[.A4];[.D3])" office:value-type="float" office:value="2892.6" calcext:value-type="float">
            <text:p>2892.6</text:p>
          </table:table-cell>
          <table:table-cell table:number-columns-repeated="1019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9" calcext:value-type="float">
            <text:p>9</text:p>
          </table:table-cell>
          <table:table-cell table:formula="of:=[.C5]*20" office:value-type="float" office:value="180" calcext:value-type="float">
            <text:p>180</text:p>
          </table:table-cell>
          <table:table-cell table:formula="of:=SUM(([.A5]*[.B5]*[.C5]);[.A5];[.D4])" office:value-type="float" office:value="3121.2" calcext:value-type="float">
            <text:p>3121.2</text:p>
          </table:table-cell>
          <table:table-cell table:number-columns-repeated="1019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9.5" calcext:value-type="float">
            <text:p>9.5</text:p>
          </table:table-cell>
          <table:table-cell table:formula="of:=[.C6]*20" office:value-type="float" office:value="190" calcext:value-type="float">
            <text:p>190</text:p>
          </table:table-cell>
          <table:table-cell table:formula="of:=SUM(([.A6]*[.B6]*[.C6]);[.A6];[.D5])" office:value-type="float" office:value="3351" calcext:value-type="float">
            <text:p>3351</text:p>
          </table:table-cell>
          <table:table-cell table:number-columns-repeated="1019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0" calcext:value-type="float">
            <text:p>10</text:p>
          </table:table-cell>
          <table:table-cell table:formula="of:=[.C7]*20" office:value-type="float" office:value="200" calcext:value-type="float">
            <text:p>200</text:p>
          </table:table-cell>
          <table:table-cell table:formula="of:=SUM(([.A7]*[.B7]*[.C7]);[.A7];[.D6])" office:value-type="float" office:value="3582" calcext:value-type="float">
            <text:p>3582</text:p>
          </table:table-cell>
          <table:table-cell table:number-columns-repeated="1019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0.5" calcext:value-type="float">
            <text:p>10.5</text:p>
          </table:table-cell>
          <table:table-cell table:formula="of:=[.C8]*20" office:value-type="float" office:value="210" calcext:value-type="float">
            <text:p>210</text:p>
          </table:table-cell>
          <table:table-cell table:formula="of:=SUM(([.A8]*[.B8]*[.C8]);[.A8];[.D7])" office:value-type="float" office:value="3814.2" calcext:value-type="float">
            <text:p>3814.2</text:p>
          </table:table-cell>
          <table:table-cell table:number-columns-repeated="1019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1" calcext:value-type="float">
            <text:p>11</text:p>
          </table:table-cell>
          <table:table-cell table:formula="of:=[.C9]*20" office:value-type="float" office:value="220" calcext:value-type="float">
            <text:p>220</text:p>
          </table:table-cell>
          <table:table-cell table:formula="of:=SUM(([.A9]*[.B9]*[.C9]);[.A9];[.D8])" office:value-type="float" office:value="4047.6" calcext:value-type="float">
            <text:p>4047.6</text:p>
          </table:table-cell>
          <table:table-cell table:number-columns-repeated="1019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1.5" calcext:value-type="float">
            <text:p>11.5</text:p>
          </table:table-cell>
          <table:table-cell table:formula="of:=[.C10]*20" office:value-type="float" office:value="230" calcext:value-type="float">
            <text:p>230</text:p>
          </table:table-cell>
          <table:table-cell table:formula="of:=SUM(([.A10]*[.B10]*[.C10]);[.A10];[.D9])" office:value-type="float" office:value="4282.2" calcext:value-type="float">
            <text:p>4282.2</text:p>
          </table:table-cell>
          <table:table-cell table:number-columns-repeated="1019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2" calcext:value-type="float">
            <text:p>12</text:p>
          </table:table-cell>
          <table:table-cell table:formula="of:=[.C11]*20" office:value-type="float" office:value="240" calcext:value-type="float">
            <text:p>240</text:p>
          </table:table-cell>
          <table:table-cell table:formula="of:=SUM(([.A11]*[.B11]*[.C11]);[.A11];[.D10])" office:value-type="float" office:value="4518" calcext:value-type="float">
            <text:p>4518</text:p>
          </table:table-cell>
          <table:table-cell table:number-columns-repeated="1019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2.5" calcext:value-type="float">
            <text:p>12.5</text:p>
          </table:table-cell>
          <table:table-cell table:formula="of:=[.C12]*20" office:value-type="float" office:value="250" calcext:value-type="float">
            <text:p>250</text:p>
          </table:table-cell>
          <table:table-cell table:formula="of:=SUM(([.A12]*[.B12]*[.C12]);[.A12];[.D11])" office:value-type="float" office:value="4755" calcext:value-type="float">
            <text:p>4755</text:p>
          </table:table-cell>
          <table:table-cell table:number-columns-repeated="1019"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3" calcext:value-type="float">
            <text:p>13</text:p>
          </table:table-cell>
          <table:table-cell table:formula="of:=[.C13]*20" office:value-type="float" office:value="260" calcext:value-type="float">
            <text:p>260</text:p>
          </table:table-cell>
          <table:table-cell table:formula="of:=SUM(([.A13]*[.B13]*[.C13]);[.A13];[.D12])" office:value-type="float" office:value="4993.2" calcext:value-type="float">
            <text:p>4993.2</text:p>
          </table:table-cell>
          <table:table-cell table:number-columns-repeated="1019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3.5" calcext:value-type="float">
            <text:p>13.5</text:p>
          </table:table-cell>
          <table:table-cell table:formula="of:=[.C14]*20" office:value-type="float" office:value="270" calcext:value-type="float">
            <text:p>270</text:p>
          </table:table-cell>
          <table:table-cell table:formula="of:=SUM(([.A14]*[.B14]*[.C14]);[.A14];[.D13])" office:value-type="float" office:value="5232.6" calcext:value-type="float">
            <text:p>5232.6</text:p>
          </table:table-cell>
          <table:table-cell table:number-columns-repeated="1019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4" calcext:value-type="float">
            <text:p>14</text:p>
          </table:table-cell>
          <table:table-cell table:formula="of:=[.C15]*20" office:value-type="float" office:value="280" calcext:value-type="float">
            <text:p>280</text:p>
          </table:table-cell>
          <table:table-cell table:formula="of:=SUM(([.A15]*[.B15]*[.C15]);[.A15];[.D14])" office:value-type="float" office:value="5473.2" calcext:value-type="float">
            <text:p>5473.2</text:p>
          </table:table-cell>
          <table:table-cell table:number-columns-repeated="1019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4.5" calcext:value-type="float">
            <text:p>14.5</text:p>
          </table:table-cell>
          <table:table-cell table:formula="of:=[.C16]*20" office:value-type="float" office:value="290" calcext:value-type="float">
            <text:p>290</text:p>
          </table:table-cell>
          <table:table-cell table:formula="of:=SUM(([.A16]*[.B16]*[.C16]);[.A16];[.D15])" office:value-type="float" office:value="5715" calcext:value-type="float">
            <text:p>5715</text:p>
          </table:table-cell>
          <table:table-cell table:number-columns-repeated="1019"/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5" calcext:value-type="float">
            <text:p>15</text:p>
          </table:table-cell>
          <table:table-cell table:formula="of:=[.C17]*20" office:value-type="float" office:value="300" calcext:value-type="float">
            <text:p>300</text:p>
          </table:table-cell>
          <table:table-cell table:formula="of:=SUM(([.A17]*[.B17]*[.C17]);[.A17];[.D16])" office:value-type="float" office:value="5958" calcext:value-type="float">
            <text:p>5958</text:p>
          </table:table-cell>
          <table:table-cell table:number-columns-repeated="1019"/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5.5" calcext:value-type="float">
            <text:p>15.5</text:p>
          </table:table-cell>
          <table:table-cell table:formula="of:=[.C18]*20" office:value-type="float" office:value="310" calcext:value-type="float">
            <text:p>310</text:p>
          </table:table-cell>
          <table:table-cell table:formula="of:=SUM(([.A18]*[.B18]*[.C18]);[.A18];[.D17])" office:value-type="float" office:value="6202.2" calcext:value-type="float">
            <text:p>6202.2</text:p>
          </table:table-cell>
          <table:table-cell table:number-columns-repeated="1019"/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6" calcext:value-type="float">
            <text:p>16</text:p>
          </table:table-cell>
          <table:table-cell table:formula="of:=[.C19]*20" office:value-type="float" office:value="320" calcext:value-type="float">
            <text:p>320</text:p>
          </table:table-cell>
          <table:table-cell table:formula="of:=SUM(([.A19]*[.B19]*[.C19]);[.A19];[.D18])" office:value-type="float" office:value="6447.6" calcext:value-type="float">
            <text:p>6447.6</text:p>
          </table:table-cell>
          <table:table-cell table:number-columns-repeated="1019"/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6.5" calcext:value-type="float">
            <text:p>16.5</text:p>
          </table:table-cell>
          <table:table-cell table:formula="of:=[.C20]*20" office:value-type="float" office:value="330" calcext:value-type="float">
            <text:p>330</text:p>
          </table:table-cell>
          <table:table-cell table:formula="of:=SUM(([.A20]*[.B20]*[.C20]);[.A20];[.D19])" office:value-type="float" office:value="6694.2" calcext:value-type="float">
            <text:p>6694.2</text:p>
          </table:table-cell>
          <table:table-cell table:number-columns-repeated="1019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7" calcext:value-type="float">
            <text:p>17</text:p>
          </table:table-cell>
          <table:table-cell table:formula="of:=[.C21]*20" office:value-type="float" office:value="340" calcext:value-type="float">
            <text:p>340</text:p>
          </table:table-cell>
          <table:table-cell table:formula="of:=SUM(([.A21]*[.B21]*[.C21]);[.A21];[.D20])" office:value-type="float" office:value="6942" calcext:value-type="float">
            <text:p>6942</text:p>
          </table:table-cell>
          <table:table-cell table:number-columns-repeated="1019"/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7.5" calcext:value-type="float">
            <text:p>17.5</text:p>
          </table:table-cell>
          <table:table-cell table:formula="of:=[.C22]*20" office:value-type="float" office:value="350" calcext:value-type="float">
            <text:p>350</text:p>
          </table:table-cell>
          <table:table-cell table:formula="of:=SUM(([.A22]*[.B22]*[.C22]);[.A22];[.D21])" office:value-type="float" office:value="7191" calcext:value-type="float">
            <text:p>7191</text:p>
          </table:table-cell>
          <table:table-cell table:number-columns-repeated="1019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8" calcext:value-type="float">
            <text:p>18</text:p>
          </table:table-cell>
          <table:table-cell table:formula="of:=[.C23]*20" office:value-type="float" office:value="360" calcext:value-type="float">
            <text:p>360</text:p>
          </table:table-cell>
          <table:table-cell table:formula="of:=SUM(([.A23]*[.B23]*[.C23]);[.A23];[.D22])" office:value-type="float" office:value="7441.2" calcext:value-type="float">
            <text:p>7441.2</text:p>
          </table:table-cell>
          <table:table-cell table:number-columns-repeated="1019"/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8.5" calcext:value-type="float">
            <text:p>18.5</text:p>
          </table:table-cell>
          <table:table-cell table:formula="of:=[.C24]*20" office:value-type="float" office:value="370" calcext:value-type="float">
            <text:p>370</text:p>
          </table:table-cell>
          <table:table-cell table:formula="of:=SUM(([.A24]*[.B24]*[.C24]);[.A24];[.D23])" office:value-type="float" office:value="7692.6" calcext:value-type="float">
            <text:p>7692.6</text:p>
          </table:table-cell>
          <table:table-cell table:number-columns-repeated="1019"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9" calcext:value-type="float">
            <text:p>19</text:p>
          </table:table-cell>
          <table:table-cell table:formula="of:=[.C25]*20" office:value-type="float" office:value="380" calcext:value-type="float">
            <text:p>380</text:p>
          </table:table-cell>
          <table:table-cell table:formula="of:=SUM(([.A25]*[.B25]*[.C25]);[.A25];[.D24])" office:value-type="float" office:value="7945.2" calcext:value-type="float">
            <text:p>7945.2</text:p>
          </table:table-cell>
          <table:table-cell table:number-columns-repeated="1019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9.5" calcext:value-type="float">
            <text:p>19.5</text:p>
          </table:table-cell>
          <table:table-cell table:formula="of:=[.C26]*20" office:value-type="float" office:value="390" calcext:value-type="float">
            <text:p>390</text:p>
          </table:table-cell>
          <table:table-cell table:formula="of:=SUM(([.A26]*[.B26]*[.C26]);[.A26];[.D25])" office:value-type="float" office:value="8199" calcext:value-type="float">
            <text:p>8199</text:p>
          </table:table-cell>
          <table:table-cell table:number-columns-repeated="1019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20" calcext:value-type="float">
            <text:p>20</text:p>
          </table:table-cell>
          <table:table-cell table:formula="of:=[.C27]*20" office:value-type="float" office:value="400" calcext:value-type="float">
            <text:p>400</text:p>
          </table:table-cell>
          <table:table-cell table:formula="of:=SUM(([.A27]*[.B27]*[.C27]);[.A27];[.D26])" office:value-type="float" office:value="8454" calcext:value-type="float">
            <text:p>8454</text:p>
          </table:table-cell>
          <table:table-cell table:number-columns-repeated="1019"/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20.5" calcext:value-type="float">
            <text:p>20.5</text:p>
          </table:table-cell>
          <table:table-cell table:formula="of:=[.C28]*20" office:value-type="float" office:value="410" calcext:value-type="float">
            <text:p>410</text:p>
          </table:table-cell>
          <table:table-cell table:formula="of:=SUM(([.A28]*[.B28]*[.C28]);[.A28];[.D27])" office:value-type="float" office:value="8710.2" calcext:value-type="float">
            <text:p>8710.2</text:p>
          </table:table-cell>
          <table:table-cell table:number-columns-repeated="1019"/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21" calcext:value-type="float">
            <text:p>21</text:p>
          </table:table-cell>
          <table:table-cell table:formula="of:=[.C29]*20" office:value-type="float" office:value="420" calcext:value-type="float">
            <text:p>420</text:p>
          </table:table-cell>
          <table:table-cell table:formula="of:=SUM(([.A29]*[.B29]*[.C29]);[.A29];[.D28])" office:value-type="float" office:value="8967.6" calcext:value-type="float">
            <text:p>8967.6</text:p>
          </table:table-cell>
          <table:table-cell table:number-columns-repeated="1019"/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21.5" calcext:value-type="float">
            <text:p>21.5</text:p>
          </table:table-cell>
          <table:table-cell table:formula="of:=[.C30]*20" office:value-type="float" office:value="430" calcext:value-type="float">
            <text:p>430</text:p>
          </table:table-cell>
          <table:table-cell table:formula="of:=SUM(([.A30]*[.B30]*[.C30]);[.A30];[.D29])" office:value-type="float" office:value="9226.2" calcext:value-type="float">
            <text:p>9226.2</text:p>
          </table:table-cell>
          <table:table-cell table:number-columns-repeated="1019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22" calcext:value-type="float">
            <text:p>22</text:p>
          </table:table-cell>
          <table:table-cell table:formula="of:=[.C31]*20" office:value-type="float" office:value="440" calcext:value-type="float">
            <text:p>440</text:p>
          </table:table-cell>
          <table:table-cell table:formula="of:=SUM(([.A31]*[.B31]*[.C31]);[.A31];[.D30])" office:value-type="float" office:value="9486" calcext:value-type="float">
            <text:p>9486</text:p>
          </table:table-cell>
          <table:table-cell table:number-columns-repeated="1019"/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22.5" calcext:value-type="float">
            <text:p>22.5</text:p>
          </table:table-cell>
          <table:table-cell table:formula="of:=[.C32]*20" office:value-type="float" office:value="450" calcext:value-type="float">
            <text:p>450</text:p>
          </table:table-cell>
          <table:table-cell table:formula="of:=SUM(([.A32]*[.B32]*[.C32]);[.A32];[.D31])" office:value-type="float" office:value="9747" calcext:value-type="float">
            <text:p>9747</text:p>
          </table:table-cell>
          <table:table-cell table:number-columns-repeated="1019"/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23" calcext:value-type="float">
            <text:p>23</text:p>
          </table:table-cell>
          <table:table-cell table:formula="of:=[.C33]*20" office:value-type="float" office:value="460" calcext:value-type="float">
            <text:p>460</text:p>
          </table:table-cell>
          <table:table-cell table:formula="of:=SUM(([.A33]*[.B33]*[.C33]);[.A33];[.D32])" office:value-type="float" office:value="10009.2" calcext:value-type="float">
            <text:p>10009.2</text:p>
          </table:table-cell>
          <table:table-cell table:number-columns-repeated="1019"/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23.5" calcext:value-type="float">
            <text:p>23.5</text:p>
          </table:table-cell>
          <table:table-cell table:formula="of:=[.C34]*20" office:value-type="float" office:value="470" calcext:value-type="float">
            <text:p>470</text:p>
          </table:table-cell>
          <table:table-cell table:formula="of:=SUM(([.A34]*[.B34]*[.C34]);[.A34];[.D33])" office:value-type="float" office:value="10272.6" calcext:value-type="float">
            <text:p>10272.6</text:p>
          </table:table-cell>
          <table:table-cell table:number-columns-repeated="1019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24" calcext:value-type="float">
            <text:p>24</text:p>
          </table:table-cell>
          <table:table-cell table:formula="of:=[.C35]*20" office:value-type="float" office:value="480" calcext:value-type="float">
            <text:p>480</text:p>
          </table:table-cell>
          <table:table-cell table:formula="of:=SUM(([.A35]*[.B35]*[.C35]);[.A35];[.D34])" office:value-type="float" office:value="10537.2" calcext:value-type="float">
            <text:p>10537.2</text:p>
          </table:table-cell>
          <table:table-cell table:number-columns-repeated="1019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24.5" calcext:value-type="float">
            <text:p>24.5</text:p>
          </table:table-cell>
          <table:table-cell table:formula="of:=[.C36]*20" office:value-type="float" office:value="490" calcext:value-type="float">
            <text:p>490</text:p>
          </table:table-cell>
          <table:table-cell table:formula="of:=SUM(([.A36]*[.B36]*[.C36]);[.A36];[.D35])" office:value-type="float" office:value="10803" calcext:value-type="float">
            <text:p>10803</text:p>
          </table:table-cell>
          <table:table-cell table:number-columns-repeated="1019"/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25" calcext:value-type="float">
            <text:p>25</text:p>
          </table:table-cell>
          <table:table-cell table:formula="of:=[.C37]*20" office:value-type="float" office:value="500" calcext:value-type="float">
            <text:p>500</text:p>
          </table:table-cell>
          <table:table-cell table:formula="of:=SUM(([.A37]*[.B37]*[.C37]);[.A37];[.D36])" office:value-type="float" office:value="11070" calcext:value-type="float">
            <text:p>11070</text:p>
          </table:table-cell>
          <table:table-cell table:number-columns-repeated="1019"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25.5" calcext:value-type="float">
            <text:p>25.5</text:p>
          </table:table-cell>
          <table:table-cell table:formula="of:=[.C38]*20" office:value-type="float" office:value="510" calcext:value-type="float">
            <text:p>510</text:p>
          </table:table-cell>
          <table:table-cell table:formula="of:=SUM(([.A38]*[.B38]*[.C38]);[.A38];[.D37])" office:value-type="float" office:value="11338.2" calcext:value-type="float">
            <text:p>11338.2</text:p>
          </table:table-cell>
          <table:table-cell table:number-columns-repeated="1019"/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26" calcext:value-type="float">
            <text:p>26</text:p>
          </table:table-cell>
          <table:table-cell table:formula="of:=[.C39]*20" office:value-type="float" office:value="520" calcext:value-type="float">
            <text:p>520</text:p>
          </table:table-cell>
          <table:table-cell table:formula="of:=SUM(([.A39]*[.B39]*[.C39]);[.A39];[.D38])" office:value-type="float" office:value="11607.6" calcext:value-type="float">
            <text:p>11607.6</text:p>
          </table:table-cell>
          <table:table-cell table:number-columns-repeated="1019"/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26.5" calcext:value-type="float">
            <text:p>26.5</text:p>
          </table:table-cell>
          <table:table-cell table:formula="of:=[.C40]*20" office:value-type="float" office:value="530" calcext:value-type="float">
            <text:p>530</text:p>
          </table:table-cell>
          <table:table-cell table:formula="of:=SUM(([.A40]*[.B40]*[.C40]);[.A40];[.D39])" office:value-type="float" office:value="11878.2" calcext:value-type="float">
            <text:p>11878.2</text:p>
          </table:table-cell>
          <table:table-cell table:number-columns-repeated="1019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27" calcext:value-type="float">
            <text:p>27</text:p>
          </table:table-cell>
          <table:table-cell table:formula="of:=[.C41]*20" office:value-type="float" office:value="540" calcext:value-type="float">
            <text:p>540</text:p>
          </table:table-cell>
          <table:table-cell table:formula="of:=SUM(([.A41]*[.B41]*[.C41]);[.A41];[.D40])" office:value-type="float" office:value="12150" calcext:value-type="float">
            <text:p>12150</text:p>
          </table:table-cell>
          <table:table-cell table:number-columns-repeated="1019"/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27.5" calcext:value-type="float">
            <text:p>27.5</text:p>
          </table:table-cell>
          <table:table-cell table:formula="of:=[.C42]*20" office:value-type="float" office:value="550" calcext:value-type="float">
            <text:p>550</text:p>
          </table:table-cell>
          <table:table-cell table:formula="of:=SUM(([.A42]*[.B42]*[.C42]);[.A42];[.D41])" office:value-type="float" office:value="12423" calcext:value-type="float">
            <text:p>12423</text:p>
          </table:table-cell>
          <table:table-cell table:number-columns-repeated="1019"/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28" calcext:value-type="float">
            <text:p>28</text:p>
          </table:table-cell>
          <table:table-cell table:formula="of:=[.C43]*20" office:value-type="float" office:value="560" calcext:value-type="float">
            <text:p>560</text:p>
          </table:table-cell>
          <table:table-cell table:formula="of:=SUM(([.A43]*[.B43]*[.C43]);[.A43];[.D42])" office:value-type="float" office:value="12697.2" calcext:value-type="float">
            <text:p>12697.2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8T23:39:33.382471433</meta:creation-date>
    <dc:date>2015-05-28T23:46:18.514201852</dc:date>
    <meta:editing-duration>PT6M44S</meta:editing-duration>
    <meta:editing-cycles>3</meta:editing-cycles>
    <meta:generator>LibreOffice/4.4.2.2$Linux_X86_64 LibreOffice_project/40m0$Build-2</meta:generator>
    <meta:document-statistic meta:table-count="2" meta:cell-count="387" meta:object-count="0"/>
  </office:meta>
</office:document-meta>
</file>